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line-height="150%"/>
    </style:style>
    <style:style style:name="P2" style:family="paragraph" style:parent-style-name="List_20_Paragraph">
      <style:paragraph-properties fo:margin-left="0cm" fo:margin-right="0cm" fo:line-height="150%" fo:text-indent="0cm" style:auto-text-indent="false"/>
    </style:style>
    <style:style style:name="P3" style:family="paragraph" style:parent-style-name="List_20_Paragraph">
      <style:paragraph-properties fo:margin-left="0cm" fo:margin-right="0cm" fo:line-height="150%" fo:text-indent="0cm" style:auto-text-indent="false"/>
      <style:text-properties officeooo:paragraph-rsid="0007d290"/>
    </style:style>
    <style:style style:name="P4" style:family="paragraph" style:parent-style-name="List_20_Paragraph">
      <style:paragraph-properties fo:line-height="150%"/>
      <style:text-properties style:font-name="Times New Roman" fo:font-size="12pt" style:font-size-asian="12pt" style:font-name-complex="Times New Roman1" style:font-size-complex="12pt"/>
    </style:style>
    <style:style style:name="P5" style:family="paragraph" style:parent-style-name="List_20_Paragraph">
      <style:paragraph-properties fo:line-height="150%"/>
      <style:text-properties style:font-name="FreeSans" fo:font-size="14pt" style:font-size-asian="14pt" style:font-size-complex="14pt"/>
    </style:style>
    <style:style style:name="P6" style:family="paragraph" style:parent-style-name="List_20_Paragraph">
      <style:paragraph-properties fo:margin-left="0cm" fo:margin-right="0cm" fo:line-height="150%" fo:text-indent="0cm" style:auto-text-indent="false"/>
      <style:text-properties officeooo:rsid="000336b5" officeooo:paragraph-rsid="000336b5"/>
    </style:style>
    <style:style style:name="P7" style:family="paragraph" style:parent-style-name="List_20_Paragraph">
      <style:paragraph-properties fo:margin-left="0cm" fo:margin-right="0cm" fo:line-height="150%" fo:text-indent="0cm" style:auto-text-indent="false"/>
      <style:text-properties officeooo:rsid="000336b5" officeooo:paragraph-rsid="00038924"/>
    </style:style>
    <style:style style:name="P8" style:family="paragraph" style:parent-style-name="List_20_Paragraph">
      <style:paragraph-properties fo:margin-left="0cm" fo:margin-right="0cm" fo:line-height="150%" fo:text-indent="0cm" style:auto-text-indent="false"/>
      <style:text-properties officeooo:rsid="000336b5" officeooo:paragraph-rsid="00058e09"/>
    </style:style>
    <style:style style:name="P9" style:family="paragraph" style:parent-style-name="List_20_Paragraph">
      <style:paragraph-properties fo:margin-left="0cm" fo:margin-right="0cm" fo:line-height="150%" fo:text-indent="0cm" style:auto-text-indent="false"/>
      <style:text-properties officeooo:rsid="000336b5" officeooo:paragraph-rsid="00140b75"/>
    </style:style>
    <style:style style:name="P10" style:family="paragraph" style:parent-style-name="List_20_Paragraph">
      <style:paragraph-properties fo:margin-left="0cm" fo:margin-right="0cm" fo:line-height="150%" fo:text-indent="0cm" style:auto-text-indent="false"/>
      <style:text-properties officeooo:rsid="000336b5" officeooo:paragraph-rsid="001598e3"/>
    </style:style>
    <style:style style:name="P11" style:family="paragraph" style:parent-style-name="List_20_Paragraph">
      <style:paragraph-properties fo:margin-left="0cm" fo:margin-right="0cm" fo:line-height="150%" fo:text-indent="0cm" style:auto-text-indent="false"/>
      <style:text-properties officeooo:rsid="00038924" officeooo:paragraph-rsid="00038924"/>
    </style:style>
    <style:style style:name="P12" style:family="paragraph" style:parent-style-name="List_20_Paragraph">
      <style:paragraph-properties fo:margin-left="0cm" fo:margin-right="0cm" fo:line-height="150%" fo:text-indent="0cm" style:auto-text-indent="false"/>
      <style:text-properties officeooo:rsid="00038924" officeooo:paragraph-rsid="0004d97a"/>
    </style:style>
    <style:style style:name="P13" style:family="paragraph" style:parent-style-name="List_20_Paragraph">
      <style:paragraph-properties fo:margin-left="0cm" fo:margin-right="0cm" fo:line-height="150%" fo:text-indent="0cm" style:auto-text-indent="false"/>
      <style:text-properties officeooo:rsid="0012ec36" officeooo:paragraph-rsid="0012ec36"/>
    </style:style>
    <style:style style:name="P14" style:family="paragraph" style:parent-style-name="Normal_20__28_Web_29_">
      <style:paragraph-properties fo:margin-top="0.494cm" fo:margin-bottom="0.494cm" style:contextual-spacing="false"/>
    </style:style>
    <style:style style:name="P15" style:family="paragraph" style:parent-style-name="Normal_20__28_Web_29_">
      <style:paragraph-properties fo:margin-top="0.494cm" fo:margin-bottom="0.494cm" style:contextual-spacing="false"/>
      <style:text-properties style:font-name="Calibri" fo:font-size="14pt" style:font-size-asian="14pt" style:font-name-complex="Calibri1" style:font-size-complex="14pt"/>
    </style:style>
    <style:style style:name="P16" style:family="paragraph" style:parent-style-name="Standard">
      <style:paragraph-properties fo:line-height="150%"/>
      <style:text-properties fo:color="#424242" loext:opacity="100%" style:font-name="Georgia" fo:font-size="16.5pt" fo:background-color="#ffffff" style:font-size-asian="16.5pt" style:font-size-complex="16.5pt"/>
    </style:style>
    <style:style style:name="P17" style:family="paragraph" style:parent-style-name="Standard">
      <style:paragraph-properties fo:line-height="150%"/>
    </style:style>
    <style:style style:name="P18" style:family="paragraph" style:parent-style-name="Text_20_body">
      <style:paragraph-properties fo:line-height="150%"/>
    </style:style>
    <style:style style:name="P19" style:family="paragraph" style:parent-style-name="Text_20_body">
      <style:paragraph-properties fo:margin-left="0cm" fo:margin-right="0cm" fo:line-height="150%" fo:text-indent="0cm" style:auto-text-indent="false"/>
    </style:style>
    <style:style style:name="P20" style:family="paragraph" style:parent-style-name="Text_20_body" style:list-style-name="WWNum1">
      <style:paragraph-properties fo:margin-left="1.251cm" fo:margin-right="0cm" fo:margin-top="0cm" fo:margin-bottom="0cm" style:contextual-spacing="false" fo:text-indent="-0.499cm" style:auto-text-indent="false">
        <style:tab-stops>
          <style:tab-stop style:position="0cm"/>
        </style:tab-stops>
      </style:paragraph-properties>
    </style:style>
    <style:style style:name="P21" style:family="paragraph" style:parent-style-name="Text_20_body" style:list-style-name="WWNum1">
      <style:paragraph-properties fo:margin-left="1.251cm" fo:margin-right="0cm" fo:text-indent="-0.499cm" style:auto-text-indent="false">
        <style:tab-stops>
          <style:tab-stop style:position="0cm"/>
        </style:tab-stops>
      </style:paragraph-properties>
    </style:style>
    <style:style style:name="P22" style:family="paragraph" style:parent-style-name="Text_20_body">
      <style:paragraph-properties fo:margin-left="0cm" fo:margin-right="0cm" fo:line-height="150%" fo:text-indent="0cm" style:auto-text-indent="false"/>
      <style:text-properties officeooo:rsid="00038924" officeooo:paragraph-rsid="001598e3"/>
    </style:style>
    <style:style style:name="P23" style:family="paragraph" style:parent-style-name="Text_20_body">
      <style:text-properties officeooo:rsid="00094fa0" officeooo:paragraph-rsid="00094fa0"/>
    </style:style>
    <style:style style:name="P24" style:family="paragraph" style:parent-style-name="Text_20_body">
      <style:text-properties officeooo:rsid="000b52af" officeooo:paragraph-rsid="000b52af"/>
    </style:style>
    <style:style style:name="P25" style:family="paragraph" style:parent-style-name="Text_20_body">
      <style:paragraph-properties fo:margin-left="0cm" fo:margin-right="0cm" fo:line-height="150%" fo:text-indent="0cm" style:auto-text-indent="false"/>
      <style:text-properties officeooo:rsid="0012ec36" officeooo:paragraph-rsid="0012ec36"/>
    </style:style>
    <style:style style:name="P26" style:family="paragraph" style:parent-style-name="Text_20_body">
      <style:text-properties officeooo:rsid="000f9913" officeooo:paragraph-rsid="000d0264"/>
    </style:style>
    <style:style style:name="P27" style:family="paragraph" style:parent-style-name="Text_20_body">
      <style:text-properties officeooo:rsid="001598e3" officeooo:paragraph-rsid="001598e3"/>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paragraph-properties fo:margin-left="0cm" fo:margin-right="0cm" fo:line-height="150%" fo:text-indent="0cm" style:auto-text-indent="false"/>
      <style:text-properties officeooo:rsid="000336b5" officeooo:paragraph-rsid="000336b5"/>
    </style:style>
    <style:style style:name="T1" style:family="text">
      <style:text-properties style:font-name="FreeSans"/>
    </style:style>
    <style:style style:name="T2" style:family="text">
      <style:text-properties style:font-name="FreeSans" fo:font-size="14pt" style:font-size-asian="14pt" style:font-size-complex="14pt"/>
    </style:style>
    <style:style style:name="T3" style:family="text">
      <style:text-properties style:font-name="FreeSans" fo:font-size="14pt" style:font-size-asian="14pt" style:font-name-complex="Times New Roman1" style:font-size-complex="14pt"/>
    </style:style>
    <style:style style:name="T4" style:family="text">
      <style:text-properties fo:color="#424242" loext:opacity="100%" style:font-name="Georgia" fo:font-size="16.5pt" fo:background-color="#ffffff" loext:char-shading-value="0" style:font-size-asian="16.5pt" style:font-size-complex="16.5pt"/>
    </style:style>
    <style:style style:name="T5" style:family="text">
      <style:text-properties fo:color="#424242" loext:opacity="100%" style:font-name="FreeSans" fo:font-size="14pt" fo:background-color="#ffffff" loext:char-shading-value="0" style:font-size-asian="14pt" style:font-size-complex="14pt"/>
    </style:style>
    <style:style style:name="T6" style:family="text">
      <style:text-properties fo:font-size="14pt" style:font-size-asian="14pt" style:font-name-complex="Calibri1" style:font-size-complex="14pt"/>
    </style:style>
    <style:style style:name="T7" style:family="text">
      <style:text-properties fo:font-size="14pt" style:font-size-asian="14pt" style:font-size-complex="14pt"/>
    </style:style>
    <style:style style:name="T8" style:family="text">
      <style:text-properties style:font-name="Calibri" fo:font-size="14pt" style:font-size-asian="14pt" style:font-name-complex="Calibri1" style:font-size-complex="14pt"/>
    </style:style>
    <style:style style:name="T9" style:family="text">
      <style:text-properties style:font-name="Times New Roman" fo:font-size="12pt" style:font-size-asian="12pt" style:font-name-complex="Times New Roman1" style:font-size-complex="12pt"/>
    </style:style>
    <style:style style:name="T10" style:family="text">
      <style:text-properties officeooo:rsid="00038924"/>
    </style:style>
    <style:style style:name="T11" style:family="text">
      <style:text-properties officeooo:rsid="0004d97a"/>
    </style:style>
    <style:style style:name="T12" style:family="text">
      <style:text-properties officeooo:rsid="00081c78"/>
    </style:style>
    <style:style style:name="T13" style:family="text">
      <style:text-properties officeooo:rsid="00140b75"/>
    </style:style>
    <style:style style:name="T14" style:family="text">
      <style:text-properties officeooo:rsid="001598e3"/>
    </style:style>
    <style:style style:name="T15" style:family="text">
      <style:text-properties officeooo:rsid="0015ecf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text:span text:style-name="T1">Repondre : merci monsieur le président du jury</text:span></text:p>
      <text:p text:style-name="P16"/>
      <text:p text:style-name="P17"><text:span text:style-name="T4">Excellence monsieur le président du jury, honorables membres du jury, recevez, au prime abord, nos mots de bienvenu et de remerciement pour avoir accepté, malgré vos multiples occupations, de vous consacrer à l’appréciation des résultats de nos travaux de recherche</text:span></text:p>
      <text:p text:style-name="P17"><text:span text:style-name="T6">L'objectif principal de ce projet qui porte sur le thème </text:span><text:span text:style-name="T7">"Conception et réalisation d'une plateforme pour la gestion des services de la radio Trait d'Union."</text:span></text:p>
      <text:p text:style-name="P14"><text:span text:style-name="T8"><text:s/>était de répondre aux besoins croissants de modernisation et de digitalisation de <text:s/>radio Trait d'Union. Comme beaucoup d'entre vous le savent, les médias traditionnels doivent s'adapter rapidement aux nouvelles technologies pour rester compétitifs et pertinents dans un paysage médiatique en constante évolution.</text:span></text:p>
      <text:p text:style-name="P14"><text:span text:style-name="T8">Au cours de notre stage à la radio Trait d'Union, nous avons identifié plusieurs défis majeurs. Parmi ceux-ci, l'absence d'une plateforme web intégrée et d'un logiciel efficace pour la gestion et la digitalisation des services offerts par la radio se sont révélés particulièrement critiques. Ces lacunes affectaient non seulement l'efficacité opérationnelle de la radio mais également sa capacité à atteindre et à engager son public.</text:span></text:p>
      <text:p text:style-name="P14"><text:span text:style-name="T8">Pour résoudre ces problèmes, nous avons entrepris une analyse approfondie des besoins et des obstacles rencontrés par la radio. Cette étape a été cruciale pour garantir que la solution que nous allions développer serait non seulement </text:span><text:soft-page-break/><text:span text:style-name="T8">techniquement solide, mais également alignée sur les besoins spécifiques de la radio et de son audience.</text:span></text:p>
      <text:p text:style-name="P15"/>
      <text:p text:style-name="P14"><text:span text:style-name="T8">La première phase de notre projet a consisté en la conception de la plateforme. Nous avons travaillé en étroite collaboration avec l'équipe de la radio pour définir les fonctionnalités clés nécessaires. Parmi celles-ci, nous avons inclus une radio en ligne , un blog , et des fonctionnalités permettant de souscrire á des services offerts par la RTU</text:span></text:p>
      <text:p text:style-name="P14"><text:span text:style-name="T8">Une fois la conception finalisée, nous avons entamé la réalisation de la plateforme. Cette phase a impliqué le développement et l'intégration de divers outils , la mise en place d'une infrastructure sécurisée pour la gestion des données, et des tests rigoureux pour assurer la fiabilité et la performance de la plateforme.</text:span></text:p>
      <text:p text:style-name="P14"><text:span text:style-name="T8">Le résultat est une plateforme web intuitive et conviviale, capable de gérer efficacement les services de <text:s/>radio Trait d'Union. Elle permet non seulement d'optimiser les opérations internes, mais aussi de renforcer l'engagement des auditeurs en leur offrant une expérience interactive et enrichissante.</text:span></text:p>
      <text:p text:style-name="P14"><text:span text:style-name="T8">Cependant, il est important de noter que ce projet, bien que couronné de succès, reste perfectible. La technologie évolue rapidement, et il est essentiel que la radio continue d'adapter et d'améliorer la plateforme pour répondre aux nouvelles tendances et aux attentes changeantes de son audience.</text:span></text:p>
      <text:p text:style-name="P14"><text:span text:style-name="T8">En conclusion, je souhaite exprimer ma gratitude à l'équipe de la radio Trait d'Union pour leur soutien et leur collaboration tout au long de ce projet. Leur enthousiasme et leur dévouement ont été une source d'inspiration constante. Je suis convaincu que cette nouvelle plateforme contribuera significativement au développement et à l'évolution de la radio, en la positionnant comme un acteur moderne et dynamique dans le paysage médiatique.</text:span></text:p>
      <text:p text:style-name="P14"><text:span text:style-name="T8">Je vous remercie de votre attention et suis maintenant prêt à répondre à vos questions</text:span><text:bookmark text:name="_GoBack"/></text:p>
      <text:p text:style-name="P16"><text:soft-page-break/></text:p>
      <text:p text:style-name="P16"/>
      <text:p text:style-name="P16"/>
      <text:p text:style-name="P16"/>
      <text:p text:style-name="P18"><text:span text:style-name="T5">Nous souhaitons diffuser un spot publicitaire pour notre entreprise, <text:s/>sur votre station de radio. Notre objectif est de promouvoir notre nouveau pommade anti-douleur ‘Rapido’ auprès de votre auditoire.</text:span></text:p>
      <text:p text:style-name="Text_20_body"><text:span text:style-name="Strong_20_Emphasis"><text:span text:style-name="T2">Objectifs du Spot :</text:span></text:span></text:p>
      <text:list xml:id="list953867473" text:style-name="WWNum1">
        <text:list-item>
          <text:p text:style-name="P20"><text:span text:style-name="T2">Informer les auditeurs de la disponibilité et des avantages uniques de ‘Rapido’ </text:span></text:p>
        </text:list-item>
        <text:list-item>
          <text:p text:style-name="P20"><text:span text:style-name="T2">Attirer l'attention des consommateurs potentiels et les inciter à essayer notre produit/service.</text:span></text:p>
        </text:list-item>
        <text:list-item>
          <text:p text:style-name="P21"><text:span text:style-name="T2">Renforcer la notoriété de la marque Alpha dans la région.</text:span></text:p>
        </text:list-item>
      </text:list>
      <text:p text:style-name="P16"/>
      <text:p text:style-name="P16"/>
      <text:p text:style-name="P16"/>
      <text:p text:style-name="P16"/>
      <text:p text:style-name="P16"/>
      <text:p text:style-name="P16"/>
      <text:p text:style-name="P16"/>
      <text:p text:style-name="P16"/>
      <text:p text:style-name="P16"/>
      <text:p text:style-name="P1"><text:soft-page-break/><text:span text:style-name="T9"><text:s/></text:span></text:p>
      <text:p text:style-name="P4"/>
      <text:p text:style-name="P18"><text:span text:style-name="T3">Nous lançons un avis de recherche pour Antoni Abla, disparu(e) depuis le 20 mai 2024.Antoni est un homme de 18 ans, mesurant 1m30, avec des cheveux noir et des yeux marron</text:span></text:p>
      <text:p text:style-name="Text_20_body"><text:span text:style-name="T2">Le jour de sa disparition, Antoni portait un bazin de couleur bleu . Il/elle a été vu(e) pour la dernière fois à sogbo-aliho vers 15h.</text:span></text:p>
      <text:p text:style-name="Text_20_body"><text:span text:style-name="T2">Nous sollicitons l'aide de toute personne disposant d'informations pouvant aider à retrouver Antoni. Si vous avez vu ou entendu quoi que ce soit, veuillez contacter immédiatement les autorités locales ou appeler le numéro suivant : 90087890</text:span></text:p>
      <text:p text:style-name="Text_20_body"><text:span text:style-name="T2">Chaque détail compte et pourrait être crucial pour retrouver Antoni. Merci pour votre aide et votre vigilance.</text:span></text:p>
      <text:p text:style-name="P5"/>
      <text:p text:style-name="P5"/>
      <text:p text:style-name="P19">Après trois années de formation à la Haute École de Gestion et de Journalisme, nous saisissons aujourd'hui l'opportunité qui nous est offerte de vous présenter notre mémoire de fin de formation, fruit de trois mois de stage pratique effectué à la Radio Trait d’Union.</text:p>
      <text:p text:style-name="Text_20_body">Il est indéniable qu'à l'ère du numérique, les médias traditionnels, tels que la radio, doivent se conformer aux nouvelles technologies pour demeurer compétitifs et pertinents, tout en offrant de nouvelles possibilités d'interaction avec leur public.</text:p>
      <text:p text:style-name="Text_20_body">Ainsi, il est impératif pour les stations de radio, et plus spécifiquement pour la station de radio Trait d’Union, de s'adapter à ces évolutions afin de...</text:p>
      <text:p text:style-name="Text_20_body">C’est dans cette perspective que s’inscrit notre mémoire de fin de formation, intitulé "Conception et réalisation d’une plateforme pour la gestion des services de la Radio Trait d’Union".</text:p>
      <text:p text:style-name="P2"/>
      <text:p text:style-name="P30">Notre présentation s’articulera autour des points suivants :</text:p>
      <text:p text:style-name="Text_20_body">Dans un premier temps, nous aurons :</text:p>
      <text:list xml:id="list798109945" text:style-name="L1">
        <text:list-item>
          <text:p text:style-name="P28">L'introduction</text:p>
        </text:list-item>
      </text:list>
      <text:p text:style-name="Text_20_body">Par la suite, nous aborderons :</text:p>
      <text:list xml:id="list2737901299" text:style-name="L2">
        <text:list-item>
          <text:p text:style-name="P29"><text:soft-page-break/>La méthode de modélisation utilisée</text:p>
        </text:list-item>
        <text:list-item>
          <text:p text:style-name="P29">Les différents langages de programmation, frameworks et autres outils utilisés</text:p>
        </text:list-item>
      </text:list>
      <text:p text:style-name="Text_20_body">Ensuite, nous passerons à la présentation du projet, en effectuant une demande de spot publicitaire.</text:p>
      <text:p text:style-name="Text_20_body">Enfin, nous conclurons.</text:p>
      <text:p text:style-name="P6"/>
      <text:p text:style-name="P6"><text:tab/></text:p>
      <text:p text:style-name="P11">Excellence monsieur le président du jury , honorable membre du jury</text:p>
      <text:p text:style-name="P11"/>
      <text:p text:style-name="P11">---------------------------<text:span text:style-name="T11">Commence l’introduction--------------------------------------</text:span></text:p>
      <text:p text:style-name="P11"/>
      <text:p text:style-name="P12"><text:span text:style-name="T12">N</text:span>otre projet <text:s text:c="2"/><text:span text:style-name="T12">vise à resoudre</text:span> les problèmes auxquels sont confrontés <text:span text:style-name="T12">les</text:span> clients lors de la souscription aux services de la RTU. Cette plateforme permet une gestion efficace de ces services tout en facilitant l'accès <text:span text:style-name="T12">a</text:span> <text:span text:style-name="T12">des</text:span> information<text:span text:style-name="T12">s</text:span> pertinentes.</text:p>
      <text:p text:style-name="P12"/>
      <text:p text:style-name="P3"><text:span text:style-name="T10">Excellence monsieur le président du jury , honorable membre du jury </text:span></text:p>
      <text:p text:style-name="P3"/>
      <text:p text:style-name="P22">Pour parvenir au développement de notre plateforme, nous avons suivi une méthodologie rigoureuse.</text:p>
      <text:p text:style-name="P22"><text:s/>Tout d'abord, nous avons utilisé la méthode de modélisation UML afin de représenter visuellement et de spécifier les différents aspects de notre système de manière précise et structurée.</text:p>
      <text:p text:style-name="Text_20_body">Par la suite, nous avons commencé à développer l'interface de notre plateforme en utilisant HTML, CSS et React.js, tout en veillant à ce que celle-ci soit conviviale et fonctionnelle pour les utilisateurs.</text:p>
      <text:p text:style-name="Text_20_body">Ensuite, nous avons mis en place le backend en utilisant PHP et son puissant framework Laravel, ainsi que PostgreSQL comme système de gestion de base de données.</text:p>
      <text:p text:style-name="Text_20_body">L'ensemble de ces technologies nous a permis de procéder à l'implémentation des fonctionnalités que nous avons jugées essentielles pour une expérience utilisateur optimale. Cela inclut notamment : l'authentification sécurisée, la mise en place d'une radio en ligne pour une diffusion en continu, la création de formulaires permettant de souscrire à un service, l'intégration d'un système de paiement sécurisé, ainsi qu'un carousel d'images pour une présentation attrayante du contenu.</text:p>
      <text:p text:style-name="Text_20_body"><text:soft-page-break/></text:p>
      <text:p text:style-name="Text_20_body"/>
      <text:p text:style-name="P23"/>
      <text:p text:style-name="P24">Nous avons en </text:p>
      <text:p text:style-name="P24">1- Les boutons pour se connecter et se déconnecter</text:p>
      <text:p text:style-name="P26"/>
      <text:p text:style-name="P25">Nous n'avons pas la prétention que notre travail soit parfait et exempt d'erreurs. Nous serions ravis de recevoir avec joie vos remarques et commentaires afin d'améliorer la qualité du travail produit et de le parfaire.</text:p>
      <text:p text:style-name="Text_20_body">Excellence, Monsieur le Président du jury, honorables membres du jury, nous vous remercions pour votre aimable attention.</text:p>
      <text:p text:style-name="Text_20_body">Merci.</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9T06:45:00</meta:creation-date>
    <meta:initial-creator>Utilisateur Windows</meta:initial-creator>
    <dc:language>fr-FR</dc:language>
    <dc:date>2024-06-07T20:59:46.954908125</dc:date>
    <meta:editing-cycles>24</meta:editing-cycles>
    <meta:editing-duration>PT7H38M40S</meta:editing-duration>
    <meta:generator>LibreOffice/7.3.7.2$Linux_X86_64 LibreOffice_project/30$Build-2</meta:generator>
    <meta:document-statistic meta:table-count="0" meta:image-count="0" meta:object-count="0" meta:page-count="6" meta:paragraph-count="49" meta:word-count="1174" meta:character-count="7718" meta:non-whitespace-character-count="6586"/>
    <meta:user-defined meta:name="AppVersion">15.0000</meta:user-defined>
    <meta:template xlink:type="simple" xlink:actuate="onRequest" xlink:title="Normal" xlink:href=""/>
  </office:meta>
</office:document-meta>
</file>